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L Dishani" svg:font-family="'BL Dishani'" style:font-pitch="variable"/>
    <style:font-face style:name="Comic Sans MS" svg:font-family="'Comic Sans MS'" style:font-family-generic="script"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automatic-styles>
    <style:style style:name="P1" style:family="paragraph" style:parent-style-name="Title">
      <style:paragraph-properties fo:text-align="end" style:justify-single-word="false" fo:padding="0.0201in" fo:border-left="none" fo:border-right="none" fo:border-top="0.06pt solid #000000" fo:border-bottom="0.06pt solid #000000"/>
      <style:text-properties style:font-name="Comic Sans MS" fo:font-weight="normal" officeooo:rsid="0015c9a2" officeooo:paragraph-rsid="0015c9a2" style:font-weight-asian="normal" style:font-weight-complex="normal"/>
    </style:style>
    <style:style style:name="P2" style:family="paragraph" style:parent-style-name="Text_20_body">
      <style:paragraph-properties fo:text-align="end" style:justify-single-word="false"/>
      <style:text-properties style:font-name="Impact" fo:font-size="32pt" fo:font-weight="normal" officeooo:rsid="0015c9a2" officeooo:paragraph-rsid="0015c9a2" style:font-weight-asian="normal" style:font-weight-complex="normal"/>
    </style:style>
    <style:style style:name="P3" style:family="paragraph">
      <loext:graphic-properties draw:fill-color="#000000"/>
      <style:paragraph-properties style:writing-mode="lr-tb"/>
    </style:style>
    <style:style style:name="P4" style:family="paragraph">
      <loext:graphic-properties draw:fill="none" draw:fill-color="#ffffff"/>
      <style:text-properties fo:color="#ffffff" loext:opacity="100%" style:font-name="Ubuntu Nerd Font"/>
    </style:style>
    <style:style style:name="P5" style:family="paragraph" style:parent-style-name="Text_20_body">
      <style:paragraph-properties fo:text-align="end" style:justify-single-word="false"/>
      <style:text-properties style:font-name="BL Dishani" fo:font-size="26pt" fo:font-weight="normal" officeooo:rsid="0015c9a2" officeooo:paragraph-rsid="0015c9a2" style:font-weight-asian="normal" style:font-weight-complex="normal"/>
    </style:style>
    <style:style style:name="P6" style:family="paragraph" style:parent-style-name="Text_20_body">
      <style:text-properties officeooo:paragraph-rsid="0015c9a2"/>
    </style:style>
    <style:style style:name="P7" style:family="paragraph" style:parent-style-name="Standard">
      <style:paragraph-properties fo:padding="0.0201in" fo:border-left="none" fo:border-right="none" fo:border-top="0.06pt solid #000000" fo:border-bottom="0.06pt solid #000000"/>
      <style:text-properties fo:font-size="16pt" fo:font-weight="bold" style:font-weight-asian="bold" style:font-weight-complex="bold"/>
    </style:style>
    <style:style style:name="P8" style:family="paragraph" style:parent-style-name="Text_20_body">
      <style:text-properties style:font-name="Ubuntu Nerd Font" officeooo:paragraph-rsid="0015c9a2"/>
    </style:style>
    <style:style style:name="P9" style:family="paragraph" style:parent-style-name="Text_20_body">
      <style:text-properties style:font-name="Ubuntu Nerd Font" officeooo:rsid="002ab5e7" officeooo:paragraph-rsid="0015c9a2"/>
    </style:style>
    <style:style style:name="P10" style:family="paragraph" style:parent-style-name="Text_20_body">
      <style:paragraph-properties fo:padding="0.0201in" fo:border-left="none" fo:border-right="none" fo:border-top="0.06pt solid #000000" fo:border-bottom="0.06pt solid #000000"/>
      <style:text-properties style:font-name="Ubuntu Nerd Font" officeooo:rsid="0046ef3f" officeooo:paragraph-rsid="0015c9a2"/>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6.9244in" style:type="right" style:leader-style="dotted" style:leader-text="."/>
        </style:tab-stops>
      </style:paragraph-properties>
    </style:style>
    <style:style style:name="P13" style:family="paragraph" style:parent-style-name="Contents_20_2">
      <style:paragraph-properties>
        <style:tab-stops>
          <style:tab-stop style:position="6.728in" style:type="right" style:leader-style="dotted" style:leader-text="."/>
        </style:tab-stops>
      </style:paragraph-properties>
    </style:style>
    <style:style style:name="P14" style:family="paragraph" style:parent-style-name="Contents_20_4">
      <style:paragraph-properties>
        <style:tab-stops>
          <style:tab-stop style:position="6.3339in" style:type="right" style:leader-style="dotted" style:leader-text="."/>
        </style:tab-stops>
      </style:paragraph-properties>
    </style:style>
    <style:style style:name="P15" style:family="paragraph" style:parent-style-name="Contents_20_3">
      <style:paragraph-properties>
        <style:tab-stops>
          <style:tab-stop style:position="6.5307in" style:type="right" style:leader-style="dotted" style:leader-text="."/>
        </style:tab-stops>
      </style:paragraph-properties>
    </style:style>
    <style:style style:name="P16" style:family="paragraph" style:parent-style-name="Contents_20_5">
      <style:paragraph-properties>
        <style:tab-stops>
          <style:tab-stop style:position="6.1366in" style:type="right" style:leader-style="dotted" style:leader-text="."/>
        </style:tab-stops>
      </style:paragraph-properties>
    </style:style>
    <style:style style:name="P17" style:family="paragraph" style:parent-style-name="Heading_20_1">
      <style:paragraph-properties fo:break-before="page"/>
      <style:text-properties officeooo:rsid="0015c9a2" officeooo:paragraph-rsid="0015c9a2"/>
    </style:style>
    <style:style style:name="P18" style:family="paragraph" style:parent-style-name="Heading_20_2">
      <style:text-properties officeooo:rsid="00160b97" officeooo:paragraph-rsid="00160b97"/>
    </style:style>
    <style:style style:name="P19" style:family="paragraph" style:parent-style-name="Text_20_body">
      <style:text-properties officeooo:paragraph-rsid="00160b97"/>
    </style:style>
    <style:style style:name="P20" style:family="paragraph" style:parent-style-name="Heading_20_3">
      <style:text-properties officeooo:rsid="001d0488" officeooo:paragraph-rsid="001d0488"/>
    </style:style>
    <style:style style:name="P21" style:family="paragraph" style:parent-style-name="Text_20_body">
      <style:text-properties officeooo:rsid="001d0488" officeooo:paragraph-rsid="001d0488" fo:background-color="#fff5ce"/>
    </style:style>
    <style:style style:name="P22" style:family="paragraph" style:parent-style-name="Text_20_body">
      <style:text-properties officeooo:rsid="001d0488" officeooo:paragraph-rsid="001d0488"/>
    </style:style>
    <style:style style:name="P23" style:family="paragraph" style:parent-style-name="Heading_20_5">
      <style:text-properties officeooo:paragraph-rsid="001d7d64"/>
    </style:style>
    <style:style style:name="P24" style:family="paragraph" style:parent-style-name="Text_20_body" style:list-style-name="L1"/>
    <style:style style:name="P25" style:family="paragraph" style:parent-style-name="Text_20_body" style:list-style-name="L2">
      <style:text-properties officeooo:paragraph-rsid="001f2b30"/>
    </style:style>
    <style:style style:name="P26" style:family="paragraph" style:parent-style-name="Text_20_body" style:list-style-name="L2">
      <style:text-properties officeooo:rsid="0020b243" officeooo:paragraph-rsid="0020b243"/>
    </style:style>
    <style:style style:name="P27" style:family="paragraph" style:parent-style-name="Text_20_body" style:list-style-name="L3"/>
    <style:style style:name="P28" style:family="paragraph" style:parent-style-name="Text_20_body" style:list-style-name="L3">
      <style:text-properties officeooo:paragraph-rsid="002379a4"/>
    </style:style>
    <style:style style:name="P29" style:family="paragraph" style:parent-style-name="Text_20_body">
      <style:text-properties style:font-name="Ubuntu Nerd Font" officeooo:rsid="0025ae40" officeooo:paragraph-rsid="0025ae40" fo:background-color="#fff5ce" style:font-name-complex="Ubuntu Nerd Font"/>
    </style:style>
    <style:style style:name="P30" style:family="paragraph" style:parent-style-name="Text_20_body">
      <style:text-properties officeooo:rsid="0025ae40" officeooo:paragraph-rsid="0025ae40"/>
    </style:style>
    <style:style style:name="P31" style:family="paragraph" style:parent-style-name="Text_20_body" style:list-style-name="L4">
      <style:text-properties officeooo:rsid="0023f407" officeooo:paragraph-rsid="0023f407"/>
    </style:style>
    <style:style style:name="P32" style:family="paragraph" style:parent-style-name="Text_20_body">
      <style:text-properties officeooo:rsid="002aad47" officeooo:paragraph-rsid="002aad47" fo:background-color="#fff5ce"/>
    </style:style>
    <style:style style:name="P33" style:family="paragraph" style:parent-style-name="Text_20_body">
      <style:text-properties officeooo:rsid="002aad47" officeooo:paragraph-rsid="002aad47"/>
    </style:style>
    <style:style style:name="P34" style:family="paragraph" style:parent-style-name="Text_20_body" style:list-style-name="L5">
      <style:text-properties officeooo:rsid="002aad47" officeooo:paragraph-rsid="002aad47"/>
    </style:style>
    <style:style style:name="P35" style:family="paragraph" style:parent-style-name="Text_20_body" style:list-style-name="L5">
      <style:text-properties officeooo:rsid="002be9e3" officeooo:paragraph-rsid="002be9e3"/>
    </style:style>
    <style:style style:name="P36" style:family="paragraph" style:parent-style-name="Text_20_body">
      <style:text-properties officeooo:rsid="00328873" officeooo:paragraph-rsid="00328873"/>
    </style:style>
    <style:style style:name="P37" style:family="paragraph" style:parent-style-name="Text_20_body">
      <style:text-properties style:font-name="Ubuntu Nerd Font" officeooo:rsid="00328873" officeooo:paragraph-rsid="00328873" fo:background-color="#fff5ce" style:font-name-complex="Ubuntu Nerd Font"/>
    </style:style>
    <style:style style:name="P38" style:family="paragraph" style:parent-style-name="Heading_20_5">
      <style:text-properties officeooo:paragraph-rsid="00328873"/>
    </style:style>
    <style:style style:name="P39" style:family="paragraph" style:parent-style-name="Text_20_body">
      <style:text-properties officeooo:rsid="00339b84" officeooo:paragraph-rsid="00339b84" fo:background-color="#fff5ce"/>
    </style:style>
    <style:style style:name="P40" style:family="paragraph" style:parent-style-name="Text_20_body" style:list-style-name="L6">
      <style:text-properties officeooo:rsid="00339b84" officeooo:paragraph-rsid="00339b84"/>
    </style:style>
    <style:style style:name="P41" style:family="paragraph" style:parent-style-name="Text_20_body">
      <style:text-properties officeooo:rsid="00350795" officeooo:paragraph-rsid="00350795" fo:background-color="#fff5ce"/>
    </style:style>
    <style:style style:name="P42" style:family="paragraph" style:parent-style-name="Text_20_body">
      <style:text-properties officeooo:rsid="0035f51c" officeooo:paragraph-rsid="0035f51c" fo:background-color="#fff5ce"/>
    </style:style>
    <style:style style:name="P43" style:family="paragraph" style:parent-style-name="Text_20_body">
      <style:text-properties officeooo:paragraph-rsid="0035f51c"/>
    </style:style>
    <style:style style:name="P44" style:family="paragraph" style:parent-style-name="Text_20_body" style:list-style-name="L7"/>
    <style:style style:name="P45" style:family="paragraph" style:parent-style-name="Text_20_body" style:list-style-name="L7">
      <style:text-properties style:font-name="Ubuntu Nerd Font" officeooo:rsid="00418fb1" officeooo:paragraph-rsid="00418fb1" style:font-name-complex="Ubuntu Nerd Font"/>
    </style:style>
    <style:style style:name="P46" style:family="paragraph" style:parent-style-name="Heading_20_3">
      <style:text-properties officeooo:paragraph-rsid="003b35c6"/>
    </style:style>
    <style:style style:name="P47" style:family="paragraph" style:parent-style-name="Text_20_body" style:list-style-name="L8">
      <style:text-properties officeooo:paragraph-rsid="003b35c6"/>
    </style:style>
    <style:style style:name="P48" style:family="paragraph" style:parent-style-name="Text_20_body" style:list-style-name="L9"/>
    <style:style style:name="P49" style:family="paragraph" style:parent-style-name="Text_20_body">
      <style:text-properties officeooo:rsid="0053b14b" officeooo:paragraph-rsid="0053b14b"/>
    </style:style>
    <style:style style:name="P50" style:family="paragraph" style:parent-style-name="Text_20_body" style:list-style-name="L10">
      <style:text-properties officeooo:rsid="0053b14b" officeooo:paragraph-rsid="0053b14b"/>
    </style:style>
    <style:style style:name="P51" style:family="paragraph" style:parent-style-name="Text_20_body">
      <style:text-properties officeooo:paragraph-rsid="003b35c6"/>
    </style:style>
    <style:style style:name="P52" style:family="paragraph" style:parent-style-name="Heading_20_2">
      <style:paragraph-properties fo:break-before="page"/>
    </style:style>
    <style:style style:name="P53" style:family="paragraph" style:parent-style-name="Text_20_body" style:list-style-name="L11">
      <style:text-properties officeooo:paragraph-rsid="003b35c6"/>
    </style:style>
    <style:style style:name="T1" style:family="text">
      <style:text-properties fo:color="#ffffff" loext:opacity="100%" style:font-name="Ubuntu Nerd Font" fo:font-size="15pt" style:font-size-asian="13pt" style:font-size-complex="15pt"/>
    </style:style>
    <style:style style:name="T2" style:family="text">
      <style:text-properties style:font-name="Ubuntu Nerd Font" officeooo:rsid="006f5b64" fo:background-color="#fff5ce" loext:char-shading-value="0"/>
    </style:style>
    <style:style style:name="T3" style:family="text">
      <style:text-properties style:font-name="Ubuntu Nerd Font" officeooo:rsid="006f5b64"/>
    </style:style>
    <style:style style:name="T4" style:family="text">
      <style:text-properties style:font-name="Ubuntu Nerd Font" officeooo:rsid="01026a06"/>
    </style:style>
    <style:style style:name="T5" style:family="text">
      <style:text-properties style:font-name="Ubuntu Nerd Font" officeooo:rsid="01199603"/>
    </style:style>
    <style:style style:name="T6" style:family="text">
      <style:text-properties officeooo:rsid="01199603"/>
    </style:style>
    <style:style style:name="T7" style:family="text">
      <style:text-properties officeooo:rsid="01147281"/>
    </style:style>
    <style:style style:name="T8" style:family="text">
      <style:text-properties fo:font-weight="bold" style:font-weight-asian="bold" style:font-weight-complex="bold"/>
    </style:style>
    <style:style style:name="T9" style:family="text">
      <style:text-properties officeooo:rsid="001ee713"/>
    </style:style>
    <style:style style:name="T10" style:family="text">
      <style:text-properties officeooo:rsid="00160b97"/>
    </style:style>
    <style:style style:name="T11" style:family="text">
      <style:text-properties officeooo:rsid="0016d4b9"/>
    </style:style>
    <style:style style:name="T12" style:family="text">
      <style:text-properties officeooo:rsid="00180e8b"/>
    </style:style>
    <style:style style:name="T13" style:family="text">
      <style:text-properties officeooo:rsid="001a5884"/>
    </style:style>
    <style:style style:name="T14" style:family="text">
      <style:text-properties officeooo:rsid="0019daa6"/>
    </style:style>
    <style:style style:name="T15" style:family="text">
      <style:text-properties officeooo:rsid="001a46cc"/>
    </style:style>
    <style:style style:name="T16" style:family="text">
      <style:text-properties officeooo:rsid="001bdcfd"/>
    </style:style>
    <style:style style:name="T17" style:family="text">
      <style:text-properties officeooo:rsid="001f2b30"/>
    </style:style>
    <style:style style:name="T18" style:family="text">
      <style:text-properties officeooo:rsid="0020b243"/>
    </style:style>
    <style:style style:name="T19" style:family="text">
      <style:text-properties officeooo:rsid="0021cabb" fo:background-color="#fff5ce" loext:char-shading-value="0"/>
    </style:style>
    <style:style style:name="T20" style:family="text">
      <style:text-properties officeooo:rsid="002379a4" fo:background-color="#fff5ce" loext:char-shading-value="0"/>
    </style:style>
    <style:style style:name="T21" style:family="text">
      <style:text-properties officeooo:rsid="002888e6"/>
    </style:style>
    <style:style style:name="T22" style:family="text">
      <style:text-properties officeooo:rsid="00279336"/>
    </style:style>
    <style:style style:name="T23" style:family="text">
      <style:text-properties officeooo:rsid="002be9e3"/>
    </style:style>
    <style:style style:name="T24" style:family="text">
      <style:text-properties style:font-name="Ubuntu Nerd Font" officeooo:rsid="002c9648" style:font-name-complex="Ubuntu Nerd Font"/>
    </style:style>
    <style:style style:name="T25" style:family="text">
      <style:text-properties officeooo:rsid="002c9648"/>
    </style:style>
    <style:style style:name="T26" style:family="text">
      <style:text-properties officeooo:rsid="00314a44"/>
    </style:style>
    <style:style style:name="T27" style:family="text">
      <style:text-properties officeooo:rsid="00328873"/>
    </style:style>
    <style:style style:name="T28" style:family="text">
      <style:text-properties officeooo:rsid="00350795"/>
    </style:style>
    <style:style style:name="T29" style:family="text">
      <style:text-properties officeooo:rsid="0035f51c"/>
    </style:style>
    <style:style style:name="T30" style:family="text">
      <style:text-properties officeooo:rsid="0037c74e"/>
    </style:style>
    <style:style style:name="T31" style:family="text">
      <style:text-properties style:font-name="Ubuntu Nerd Font" officeooo:rsid="003e3a42" style:font-name-complex="Ubuntu Nerd Font"/>
    </style:style>
    <style:style style:name="T32" style:family="text">
      <style:text-properties officeooo:rsid="00400b3c"/>
    </style:style>
    <style:style style:name="T33" style:family="text">
      <style:text-properties style:font-name="Ubuntu Nerd Font" officeooo:rsid="00418fb1" style:font-name-complex="Ubuntu Nerd Font"/>
    </style:style>
    <style:style style:name="T34" style:family="text">
      <style:text-properties officeooo:rsid="00439166"/>
    </style:style>
    <style:style style:name="T35" style:family="text">
      <style:text-properties officeooo:rsid="0043936d"/>
    </style:style>
    <style:style style:name="T36" style:family="text">
      <style:text-properties officeooo:rsid="003b35c6"/>
    </style:style>
    <style:style style:name="T37" style:family="text">
      <style:text-properties officeooo:rsid="004879f3"/>
    </style:style>
    <style:style style:name="T38" style:family="text">
      <style:text-properties officeooo:rsid="005dc8d7" fo:background-color="#fff5ce" loext:char-shading-value="0"/>
    </style:style>
    <style:style style:name="T39" style:family="text">
      <style:text-properties officeooo:rsid="005e1df7" fo:background-color="#fff5ce" loext:char-shading-value="0"/>
    </style:style>
    <style:style style:name="T40" style:family="text">
      <style:text-properties officeooo:rsid="005f4799" fo:background-color="#fff5ce" loext:char-shading-value="0"/>
    </style:style>
    <style:style style:name="T41" style:family="text">
      <style:text-properties officeooo:rsid="0061350f" fo:background-color="#fff5ce" loext:char-shading-value="0"/>
    </style:style>
    <style:style style:name="T42" style:family="text">
      <style:text-properties officeooo:rsid="00621592" fo:background-color="#fff5ce" loext:char-shading-value="0"/>
    </style:style>
    <style:style style:name="T43" style:family="text">
      <style:text-properties officeooo:rsid="00638326" fo:background-color="#fff5ce" loext:char-shading-value="0"/>
    </style:style>
    <style:style style:name="T44" style:family="text">
      <style:text-properties officeooo:rsid="00646593" fo:background-color="#fff5ce" loext:char-shading-value="0"/>
    </style:style>
    <style:style style:name="T45" style:family="text">
      <style:text-properties officeooo:rsid="00657e09" fo:background-color="#fff5ce" loext:char-shading-value="0"/>
    </style:style>
    <style:style style:name="T46" style:family="text">
      <style:text-properties officeooo:rsid="0066b9f7" fo:background-color="#fff5ce" loext:char-shading-value="0"/>
    </style:style>
    <style:style style:name="T47" style:family="text">
      <style:text-properties officeooo:rsid="0066e771" fo:background-color="#fff5ce" loext:char-shading-value="0"/>
    </style:style>
    <style:style style:name="T48" style:family="text">
      <style:text-properties officeooo:rsid="0068bbcc" fo:background-color="#fff5ce" loext:char-shading-value="0"/>
    </style:style>
    <style:style style:name="T49" style:family="text">
      <style:text-properties officeooo:rsid="006921c1" fo:background-color="#fff5ce" loext:char-shading-value="0"/>
    </style:style>
    <style:style style:name="T50" style:family="text">
      <style:text-properties officeooo:rsid="006921c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000000" draw:textarea-horizontal-align="justify" draw:textarea-vertical-align="middle" draw:auto-grow-height="false" fo:min-height="1.2791in" fo:min-width="0.452in" loext:glow-radius="0in" loext:softedge-radius="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0.3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oks overview &amp; Short note</text:p>
      <text:p text:style-name="P2"><draw:custom-shape text:anchor-type="paragraph" draw:z-index="0" draw:name="Shape 1" draw:style-name="gr1" draw:text-style-name="P3" svg:width="0.4524in" svg:height="1.2795in" svg:x="-0.7874in" svg:y="0.1508in"><text:p/><draw:enhanced-geometry svg:viewBox="0 0 21600 21600" draw:extrusion="false" draw:extrusion-diffusion="100%" draw:extrusion-skew="50 -135" draw:type="rectangle" draw:enhanced-path="M 0 0 L 21600 0 21600 21600 0 21600 0 0 Z N"/></draw:custom-shape><draw:frame text:anchor-type="paragraph" draw:z-index="1" draw:name="Text Frame 1" draw:style-name="gr2" draw:text-style-name="P4" svg:width="1.378in" svg:height="0.3988in" draw:transform="rotate (1.5707963267949) translate (-0.635416666666667in 1.33194444444444in)"><draw:text-box><text:p><text:span text:style-name="T1">Revision 01</text:span></text:p></draw:text-box></draw:frame>Information System Analysis</text:p>
      <text:p text:style-name="P5">Atik si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bookmark-start text:name="__RefHeading___Toc61_3123224662"/>How to?<text:bookmark-end text:name="__RefHeading___Toc61_3123224662"/></text:p>
      <text:p text:style-name="P6"><text:span text:style-name="T2">Highlighted texts</text:span><text:span text:style-name="T3"> are something </text:span><text:span text:style-name="T4">you have to work on your own, </text:span><text:span text:style-name="T5">or my comments</text:span><text:span text:style-name="T3"> :)</text:span></text:p>
      <text:p text:style-name="P8"><text:span text:style-name="T6">LLM = Large language model, eg. deepseek, qwen, ChatGPT...</text:span></text:p>
      <text:p text:style-name="P9"/>
      <text:p text:style-name="P10"><text:span text:style-name="T7">C</text:span>an be <text:span text:style-name="T8">inaccurate</text:span>! Feel free to <text:span text:style-name="T8">criticiz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1">Table of Contents</text:p>
          </text:index-title>
          <text:p text:style-name="P12"><text:a xlink:type="simple" xlink:href="#__RefHeading___Toc3301_925915994" text:style-name="Index_20_Link" text:visited-style-name="Index_20_Link">Chapter 01 (Context of Systems Analysis &amp; Design Methods)<text:tab/>3</text:a></text:p>
          <text:p text:style-name="P13"><text:a xlink:type="simple" xlink:href="#__RefHeading___Toc475_1689158709" text:style-name="Index_20_Link" text:visited-style-name="Index_20_Link">Basic Framework<text:tab/>3</text:a></text:p>
          <text:p text:style-name="P14"><text:a xlink:type="simple" xlink:href="#__RefHeading___Toc477_1689158709" text:style-name="Index_20_Link" text:visited-style-name="Index_20_Link">System<text:tab/>3</text:a></text:p>
          <text:p text:style-name="P14"><text:a xlink:type="simple" xlink:href="#__RefHeading___Toc479_1689158709" text:style-name="Index_20_Link" text:visited-style-name="Index_20_Link">Information system<text:tab/>3</text:a></text:p>
          <text:p text:style-name="P14"><text:a xlink:type="simple" xlink:href="#__RefHeading___Toc481_1689158709" text:style-name="Index_20_Link" text:visited-style-name="Index_20_Link">Transaction processing system (TPS)<text:tab/>3</text:a></text:p>
          <text:p text:style-name="P14"><text:a xlink:type="simple" xlink:href="#__RefHeading___Toc483_1689158709" text:style-name="Index_20_Link" text:visited-style-name="Index_20_Link">Management information systems (MISs)<text:tab/>3</text:a></text:p>
          <text:p text:style-name="P14"><text:a xlink:type="simple" xlink:href="#__RefHeading___Toc485_1689158709" text:style-name="Index_20_Link" text:visited-style-name="Index_20_Link">Decision support system (DSS)<text:tab/>3</text:a></text:p>
          <text:p text:style-name="P14"><text:a xlink:type="simple" xlink:href="#__RefHeading___Toc487_1689158709" text:style-name="Index_20_Link" text:visited-style-name="Index_20_Link">Office automation system<text:tab/>3</text:a></text:p>
          <text:p text:style-name="P14"><text:a xlink:type="simple" xlink:href="#__RefHeading___Toc489_1689158709" text:style-name="Index_20_Link" text:visited-style-name="Index_20_Link">Executive information system (EIS)<text:tab/>3</text:a></text:p>
          <text:p text:style-name="P15"><text:a xlink:type="simple" xlink:href="#__RefHeading___Toc491_1689158709" text:style-name="Index_20_Link" text:visited-style-name="Index_20_Link">Players<text:tab/>3</text:a></text:p>
          <text:p text:style-name="P14"><text:a xlink:type="simple" xlink:href="#__RefHeading___Toc493_1689158709" text:style-name="Index_20_Link" text:visited-style-name="Index_20_Link">System owner<text:tab/>3</text:a></text:p>
          <text:p text:style-name="P14"><text:a xlink:type="simple" xlink:href="#__RefHeading___Toc495_1689158709" text:style-name="Index_20_Link" text:visited-style-name="Index_20_Link">System users<text:tab/>4</text:a></text:p>
          <text:p text:style-name="P16"><text:a xlink:type="simple" xlink:href="#__RefHeading___Toc497_1689158709" text:style-name="Index_20_Link" text:visited-style-name="Index_20_Link">Internal<text:tab/>4</text:a></text:p>
          <text:p text:style-name="P16"><text:a xlink:type="simple" xlink:href="#__RefHeading___Toc499_1689158709" text:style-name="Index_20_Link" text:visited-style-name="Index_20_Link">External<text:tab/>4</text:a></text:p>
          <text:p text:style-name="P14"><text:a xlink:type="simple" xlink:href="#__RefHeading___Toc501_1689158709" text:style-name="Index_20_Link" text:visited-style-name="Index_20_Link">System Designer<text:tab/>4</text:a></text:p>
          <text:p text:style-name="P14"><text:a xlink:type="simple" xlink:href="#__RefHeading___Toc503_1689158709" text:style-name="Index_20_Link" text:visited-style-name="Index_20_Link">System Builder<text:tab/>5</text:a></text:p>
          <text:p text:style-name="P14"><text:a xlink:type="simple" xlink:href="#__RefHeading___Toc505_1689158709" text:style-name="Index_20_Link" text:visited-style-name="Index_20_Link">System Analyst<text:tab/>5</text:a></text:p>
          <text:p text:style-name="P16"><text:a xlink:type="simple" xlink:href="#__RefHeading___Toc507_1689158709" text:style-name="Index_20_Link" text:visited-style-name="Index_20_Link">A programmer/analyst (or analyst/programmer)<text:tab/>5</text:a></text:p>
          <text:p text:style-name="P16"><text:a xlink:type="simple" xlink:href="#__RefHeading___Toc509_1689158709" text:style-name="Index_20_Link" text:visited-style-name="Index_20_Link">A business analyst<text:tab/>5</text:a></text:p>
          <text:p text:style-name="P16"><text:a xlink:type="simple" xlink:href="#__RefHeading___Toc511_1689158709" text:style-name="Index_20_Link" text:visited-style-name="Index_20_Link">Skills needed for system analyst<text:tab/>5</text:a></text:p>
          <text:p text:style-name="P14"><text:a xlink:type="simple" xlink:href="#__RefHeading___Toc513_1689158709" text:style-name="Index_20_Link" text:visited-style-name="Index_20_Link">External service provider (ESP)<text:tab/>5</text:a></text:p>
          <text:p text:style-name="P14"><text:a xlink:type="simple" xlink:href="#__RefHeading___Toc515_1689158709" text:style-name="Index_20_Link" text:visited-style-name="Index_20_Link">Project Manager<text:tab/>6</text:a></text:p>
          <text:p text:style-name="P15"><text:a xlink:type="simple" xlink:href="#__RefHeading___Toc517_1689158709" text:style-name="Index_20_Link" text:visited-style-name="Index_20_Link">Business Drivers – for information system<text:tab/>6</text:a></text:p>
          <text:p text:style-name="P15"><text:a xlink:type="simple" xlink:href="#__RefHeading___Toc519_1689158709" text:style-name="Index_20_Link" text:visited-style-name="Index_20_Link">Technology Drivers – for information system<text:tab/>6</text:a></text:p>
          <text:p text:style-name="P15"><text:a xlink:type="simple" xlink:href="#__RefHeading___Toc521_1689158709" text:style-name="Index_20_Link" text:visited-style-name="Index_20_Link">A Simple System Development Process<text:tab/>7</text:a></text:p>
          <text:p text:style-name="P14"><text:a xlink:type="simple" xlink:href="#__RefHeading___Toc523_1689158709" text:style-name="Index_20_Link" text:visited-style-name="Index_20_Link">A general problem-solving approach<text:tab/>7</text:a></text:p>
          <text:p text:style-name="P14"><text:a xlink:type="simple" xlink:href="#__RefHeading___Toc525_1689158709" text:style-name="Index_20_Link" text:visited-style-name="Index_20_Link">Overview<text:tab/>7</text:a></text:p>
        </text:index-body>
      </text:table-of-content>
      <text:p text:style-name="Standard"/>
      <text:h text:style-name="P17" text:outline-level="1"><text:bookmark-start text:name="__RefHeading___Toc3301_925915994"/>Chapter 01 <text:line-break/>(Context of Systems Analysis &amp; Design Methods)<text:bookmark-end text:name="__RefHeading___Toc3301_925915994"/></text:h>
      <text:h text:style-name="P18" text:outline-level="2"><text:bookmark-start text:name="__RefHeading___Toc475_1689158709"/>Basic Framework <text:bookmark-end text:name="__RefHeading___Toc475_1689158709"/></text:h>
      <text:h text:style-name="Heading_20_4" text:outline-level="4"><text:bookmark-start text:name="__RefHeading___Toc477_1689158709"/>System<text:bookmark-end text:name="__RefHeading___Toc477_1689158709"/></text:h>
      <text:p text:style-name="P19">A system is a group of <text:span text:style-name="T9">i</text:span>nrerrelated components tha<text:span text:style-name="T10">t</text:span> f<text:span text:style-name="T10">un</text:span>ct<text:span text:style-name="T10">i</text:span>on together to achieve a desired result</text:p>
      <text:h text:style-name="Heading_20_4" text:outline-level="4"><text:bookmark-start text:name="__RefHeading___Toc479_1689158709"/>Information system<text:bookmark-end text:name="__RefHeading___Toc479_1689158709"/></text:h>
      <text:p text:style-name="P19">Information systems (IS) <text:span text:style-name="T10">in</text:span> organizations capture and m<text:span text:style-name="T10">ana</text:span>ge data to produce useful information <text:span text:style-name="T10">that</text:span> supports an organization and i<text:span text:style-name="T10">ts</text:span> employees, customers, <text:span text:style-name="T10">suppliers</text:span>, and partners</text:p>
      <text:h text:style-name="Heading_20_4" text:outline-level="4"><text:bookmark-start text:name="__RefHeading___Toc481_1689158709"/><text:span text:style-name="T10">Transaction</text:span> processing system <text:span text:style-name="T10">(TPS)</text:span><text:bookmark-end text:name="__RefHeading___Toc481_1689158709"/></text:h>
      <text:p text:style-name="P19"><text:span text:style-name="T10">Transaction</text:span> processing system (<text:span text:style-name="T11">TPS</text:span>) <text:span text:style-name="T11">is</text:span> an information sy<text:span text:style-name="T10">st</text:span>em that captures and processes dat<text:span text:style-name="T10">a</text:span> about business transactions.</text:p>
      <text:h text:style-name="Heading_20_4" text:outline-level="4"><text:bookmark-start text:name="__RefHeading___Toc483_1689158709"/>Management <text:span text:style-name="T11">information</text:span> systems (MIS<text:span text:style-name="T11">s</text:span>)<text:bookmark-end text:name="__RefHeading___Toc483_1689158709"/></text:h>
      <text:p text:style-name="P19">Management <text:span text:style-name="T11">information</text:span> systems (MIS<text:span text:style-name="T11">s</text:span>) use the <text:span text:style-name="T11">transaction</text:span> data to produce <text:span text:style-name="T11">information</text:span> needed by managers to run the business.</text:p>
      <text:h text:style-name="Heading_20_4" text:outline-level="4"><text:bookmark-start text:name="__RefHeading___Toc485_1689158709"/><text:span text:style-name="T12">D</text:span>ecision suppo<text:span text:style-name="T12">rt</text:span> system (DSS)<text:bookmark-end text:name="__RefHeading___Toc485_1689158709"/></text:h>
      <text:p text:style-name="P19"><text:span text:style-name="T12">D</text:span>ecision suppo<text:span text:style-name="T12">rt</text:span> system (DSS) <text:span text:style-name="T12">is</text:span> an information system that either helps to identify decision-<text:span text:style-name="T12">making</text:span> opportunities or <text:span text:style-name="T12">provides</text:span> information to help make decisions.</text:p>
      <text:h text:style-name="Heading_20_4" text:outline-level="4"><text:bookmark-start text:name="__RefHeading___Toc487_1689158709"/><text:span text:style-name="T13">O</text:span>ffice automation <text:span text:style-name="T14">system</text:span><text:bookmark-end text:name="__RefHeading___Toc487_1689158709"/></text:h>
      <text:p text:style-name="P19"><text:span text:style-name="T13">O</text:span>ffice automation <text:span text:style-name="T14">system</text:span> help employees create and share documents that support day-<text:span text:style-name="T15">to</text:span>-day of<text:span text:style-name="T15">fi</text:span>ce activities.</text:p>
      <text:h text:style-name="Heading_20_4" text:outline-level="4"><text:bookmark-start text:name="__RefHeading___Toc489_1689158709"/><text:span text:style-name="T16">Executive</text:span> i<text:span text:style-name="T16">nf</text:span>ormatio<text:span text:style-name="T16">n </text:span>system (EIS)<text:bookmark-end text:name="__RefHeading___Toc489_1689158709"/></text:h>
      <text:p text:style-name="P19"><text:span text:style-name="T16">Executive</text:span> i<text:span text:style-name="T16">nf</text:span>ormatio<text:span text:style-name="T16">n </text:span>system (EIS) <text:span text:style-name="T16">is</text:span> an information system that supoorts the plan<text:span text:style-name="T16">ning </text:span>and assessment needs of executive managers.</text:p>
      <text:p text:style-name="P19"/>
      <text:h text:style-name="P20" text:outline-level="3"><text:bookmark-start text:name="__RefHeading___Toc491_1689158709"/>Players<text:bookmark-end text:name="__RefHeading___Toc491_1689158709"/></text:h>
      <text:p text:style-name="P21">সব player = যাদের system এর প্রতি আগ্রহ আছে = stakeholder</text:p>
      <text:p text:style-name="P22">Stakeholder means any person who has an interest in an existing or proposed information system. Stakeholders may include both technical and non-technical workers. They may also include both internal and external workers.</text:p>
      <text:h text:style-name="Heading_20_4" text:outline-level="4"><text:bookmark-start text:name="__RefHeading___Toc493_1689158709"/>System owner<text:bookmark-end text:name="__RefHeading___Toc493_1689158709"/></text:h>
      <text:p text:style-name="P22">সিস্টেমের মালিক</text:p>
      <text:h text:style-name="Heading_20_4" text:outline-level="4"><text:bookmark-start text:name="__RefHeading___Toc495_1689158709"/><text:soft-page-break/>System users<text:bookmark-end text:name="__RefHeading___Toc495_1689158709"/></text:h>
      <text:p text:style-name="P21">যারা সিস্টেম ব্যবহার করে</text:p>
      <text:p text:style-name="P22">System users – a “customer” who will use or is affected by an information system on a regular basis – capturing, validating, entering, responding to, storing, and exchanging data and information.</text:p>
      <text:h text:style-name="P23" text:outline-level="5"><text:bookmark-start text:name="__RefHeading___Toc497_1689158709"/>Internal<text:bookmark-end text:name="__RefHeading___Toc497_1689158709"/></text:h>
      <text:list xml:id="list3404137441" text:style-name="L1">
        <text:list-item>
          <text:p text:style-name="P24">Clerical and service workers<text:line-break/><text:span text:style-name="T17">যারা নিয়মিত কাজ করে</text:span></text:p>
        </text:list-item>
        <text:list-item>
          <text:p text:style-name="P24">Technical and professional staff<text:line-break/><text:span text:style-name="T17">অপর ভাষায় knowledge worker, যারা একটা নির্দিষ্ট দিক থেকে দক্ষ</text:span></text:p>
        </text:list-item>
        <text:list-item>
          <text:p text:style-name="P24">Supervisors, middle managers, and executive managers</text:p>
        </text:list-item>
      </text:list>
      <text:list text:style-name="L2">
        <text:list-item>
          <text:list>
            <text:list-item>
              <text:p text:style-name="P25"><text:span text:style-name="T18">S</text:span><text:span text:style-name="T17">upervisor = tend to focus on day to day problem solving and decision making</text:span></text:p>
            </text:list-item>
            <text:list-item>
              <text:p text:style-name="P26">Middle manager = are more concerned with tactical (short-term) operational problems and decision making</text:p>
            </text:list-item>
            <text:list-item>
              <text:p text:style-name="P26">Executive managers = are concerned with strategic (long-term) planning and decision making</text:p>
            </text:list-item>
          </text:list>
        </text:list-item>
      </text:list>
      <text:list text:continue-list="list3404137441" text:style-name="L1">
        <text:list-item>
          <text:p text:style-name="P24">Remote and mobile users (internal but disconnected)<text:line-break/><text:span text:style-name="T18">যারা দূর থেকে কাজ করে, যেমন freelancing...</text:span></text:p>
        </text:list-item>
      </text:list>
      <text:h text:style-name="Heading_20_5" text:outline-level="5"><text:bookmark-start text:name="__RefHeading___Toc499_1689158709"/>External<text:bookmark-end text:name="__RefHeading___Toc499_1689158709"/></text:h>
      <text:list text:style-name="L3">
        <text:list-item>
          <text:p text:style-name="P27">Customers</text:p>
        </text:list-item>
        <text:list-item>
          <text:p text:style-name="P27">Suppliers<text:line-break/><text:span text:style-name="T19">যাদের থেকে আমরা পণ্য নেই, তারা আমাদের information system এর access দিলে কতোটুকু কাচাঁমাল যোগান দিতে হবে তারা বুঝে নিতে পারবে</text:span></text:p>
        </text:list-item>
        <text:list-item>
          <text:p text:style-name="P28">Partners<text:line-break/><text:span text:style-name="T20">যারা আমাদের থেকে পণ্য কিনে</text:span></text:p>
        </text:list-item>
        <text:list-item>
          <text:p text:style-name="P27">Employees<text:line-break/><text:span text:style-name="T20">যারা দূর থেকে remotely কাজ করে এমন employees</text:span></text:p>
        </text:list-item>
      </text:list>
      <text:h text:style-name="Heading_20_4" text:outline-level="4"><text:bookmark-start text:name="__RefHeading___Toc501_1689158709"/>System Designer<text:bookmark-end text:name="__RefHeading___Toc501_1689158709"/></text:h>
      <text:p text:style-name="P29">এরা সিস্টেম টা ডিজাইন করবে (business requirement → technical solution)<text:line-break/><text:span text:style-name="T21">এরা সরাসরি কাজে হাত দিবে না, অর্থাৎ বানাবে না। যেমন, ডেটাবেজের ERD তৈরি করতে পারে বা DDL file টা <text:s/>বর্ণনা করতে পারে</text:span></text:p>
      <text:p text:style-name="P30"><text:span text:style-name="T22">S</text:span>ystem designer, a technical specialist who translates system users business requirements and constraints into technical solutions</text:p>
      <text:list text:style-name="L4">
        <text:list-item>
          <text:p text:style-name="P31">Database administrator</text:p>
        </text:list-item>
        <text:list-item>
          <text:p text:style-name="P31">Network architects</text:p>
        </text:list-item>
        <text:list-item>
          <text:p text:style-name="P31">Web architects</text:p>
        </text:list-item>
        <text:list-item>
          <text:p text:style-name="P31">Graphic artists</text:p>
        </text:list-item>
        <text:list-item>
          <text:p text:style-name="P31">Security experts</text:p>
        </text:list-item>
        <text:list-item>
          <text:p text:style-name="P31">Technology specialists</text:p>
        </text:list-item>
      </text:list>
      <text:h text:style-name="Heading_20_4" text:outline-level="4"><text:bookmark-start text:name="__RefHeading___Toc503_1689158709"/><text:soft-page-break/>System Builder<text:bookmark-end text:name="__RefHeading___Toc503_1689158709"/></text:h>
      <text:p text:style-name="P32">উপরের system designer যা ডিজাইন করবে সেটা বাস্তবে implement করবে এনারা</text:p>
      <text:p text:style-name="P33">System builder a technical specialist who constructs information systems and components based on the design specifications generated by the system designers.</text:p>
      <text:list text:style-name="L5">
        <text:list-item>
          <text:p text:style-name="P34">App<text:span text:style-name="T23">lication programmers</text:span></text:p>
        </text:list-item>
        <text:list-item>
          <text:p text:style-name="P35">System programmers</text:p>
        </text:list-item>
        <text:list-item>
          <text:p text:style-name="P35">Database programmers</text:p>
        </text:list-item>
        <text:list-item>
          <text:p text:style-name="P35">Network administrators</text:p>
        </text:list-item>
        <text:list-item>
          <text:p text:style-name="P35">Security administrators</text:p>
        </text:list-item>
        <text:list-item>
          <text:p text:style-name="P35">Webmasters<text:line-break/><text:span text:style-name="T24">যারা web server manage করে, বাস্তব উদাহারণ, apache, nginx :)</text:span></text:p>
        </text:list-item>
        <text:list-item>
          <text:p text:style-name="P35">Software integrators<text:line-break/><text:span text:style-name="T25">যারা hardware-software integrate করে</text:span></text:p>
        </text:list-item>
      </text:list>
      <text:h text:style-name="Heading_20_4" text:outline-level="4"><text:bookmark-start text:name="__RefHeading___Toc505_1689158709"/>System Analyst<text:bookmark-end text:name="__RefHeading___Toc505_1689158709"/></text:h>
      <text:p text:style-name="Text_20_body"><text:span text:style-name="T26">A</text:span> specialist who studies the problems and needs of an organization to determine how people, data, processes, and information technology can best accomplish improvements for the business.</text:p>
      <text:p text:style-name="P36">এরা মূলত মানুষ কি চায় সেটা বুঝার চেষ্টা করবে এবং সে অনুযায়ী business requirement তৈরি করে। তারপর সেই business requirement এর উপর কাজ করে হলো system designer, এরকম একটা flow chart এর মতো,</text:p>
      <text:p text:style-name="P36"><text:tab/>owner → analyst → designer → builder → user</text:p>
      <text:p text:style-name="P37">নিচে দুই ধরণের analyst এর প্রকারভেদ দেয়া আছে, অর্থাৎ একই সাতে analyst + ...</text:p>
      <text:h text:style-name="Heading_20_5" text:outline-level="5"><text:bookmark-start text:name="__RefHeading___Toc507_1689158709"/>A programmer/analyst (or analyst/programmer)<text:bookmark-end text:name="__RefHeading___Toc507_1689158709"/></text:h>
      <text:p text:style-name="P36">Includes the responsibilities of both the computer programmer and the systems analyst.</text:p>
      <text:h text:style-name="P38" text:outline-level="5"><text:bookmark-start text:name="__RefHeading___Toc509_1689158709"/>A business analyst <text:bookmark-end text:name="__RefHeading___Toc509_1689158709"/></text:h>
      <text:p text:style-name="Standard"><text:span text:style-name="T27">F</text:span>ocuses on only the <text:span text:style-name="T27">nontechnical aspects of systems analysis and design.</text:span></text:p>
      <text:h text:style-name="Heading_20_5" text:outline-level="5"><text:bookmark-start text:name="__RefHeading___Toc511_1689158709"/>Skills needed for system analyst<text:bookmark-end text:name="__RefHeading___Toc511_1689158709"/></text:h>
      <text:p text:style-name="P39">System analyst এর যেসব skill লাগে আরকি :)</text:p>
      <text:list text:style-name="L6">
        <text:list-item>
          <text:p text:style-name="P40">Working knowledge of information technology</text:p>
        </text:list-item>
        <text:list-item>
          <text:p text:style-name="P40">Computer programming experience and expertise</text:p>
        </text:list-item>
        <text:list-item>
          <text:p text:style-name="P40">General business knowledge</text:p>
        </text:list-item>
        <text:list-item>
          <text:p text:style-name="P40">General problem-solving skills</text:p>
        </text:list-item>
        <text:list-item>
          <text:p text:style-name="P40">Good interpersonal communication skills</text:p>
        </text:list-item>
        <text:list-item>
          <text:p text:style-name="P40">Good interpersonal relations skills</text:p>
        </text:list-item>
        <text:list-item>
          <text:p text:style-name="P40">Flexibility and adaptability</text:p>
        </text:list-item>
        <text:list-item>
          <text:p text:style-name="P40">Character and ethics</text:p>
        </text:list-item>
      </text:list>
      <text:h text:style-name="Heading_20_4" text:outline-level="4"><text:bookmark-start text:name="__RefHeading___Toc513_1689158709"/>External service provider (ESP)<text:bookmark-end text:name="__RefHeading___Toc513_1689158709"/></text:h>
      <text:p text:style-name="P41">সহজ কথায় যদি কেউ অন্য কোনো business এ কাজ করে = outsourcing...</text:p>
      <text:p text:style-name="Text_20_body"><text:soft-page-break/><text:span text:style-name="T28">A</text:span> systems analyst,system designer, or system builder who sells his or her expertise and experience to other businesses to help those businesses purchase, develop, or integrate their information systems solutions; may be affiliated with a consulting or services organization.</text:p>
      <text:h text:style-name="Heading_20_4" text:outline-level="4"><text:bookmark-start text:name="__RefHeading___Toc515_1689158709"/>Project Manager <text:bookmark-end text:name="__RefHeading___Toc515_1689158709"/></text:h>
      <text:p text:style-name="P42">সবকিছুর দেখাশোনা করে, এক কথায়</text:p>
      <text:p text:style-name="P43"><text:span text:style-name="T29">A</text:span>n experienced professional who accepts responsibility for planning, monitoring, and controlling projects with respect to schedule, budget, deliverables, customer satisfaction, technical standards, and system quality.</text:p>
      <text:p text:style-name="P43"><text:span text:style-name="T30">Us</text:span>ually one or more of these stakeholders takes on the role of project <text:span text:style-name="T30">mana</text:span>ger to ensure <text:span text:style-name="T30">tha</text:span>t sys<text:span text:style-name="T30">te</text:span>ms are developed on time, within budget, and with acceptable quality.</text:p>
      <text:h text:style-name="Heading_20_3" text:outline-level="3"><text:bookmark-start text:name="__RefHeading___Toc517_1689158709"/>Business Drivers – for information system<text:bookmark-end text:name="__RefHeading___Toc517_1689158709"/></text:h>
      <text:list text:style-name="L7">
        <text:list-item>
          <text:p text:style-name="P44">Globalization of the Economy<text:line-break/><text:span text:style-name="T31">International market নিয়ে চিন্তা করতে হয়, পাশাপাশি বহু ভাষায় কাজ করতে হয়</text:span></text:p>
        </text:list-item>
        <text:list-item>
          <text:p text:style-name="P44">Electronic Commerce and Business<text:line-break/><text:span text:style-name="T32">E-commerce ও E-business এর কনসেপ্ট<text:line-break/></text:span><text:span text:style-name="T33">কয়েকটি basic type হলো,</text:span></text:p>
          <text:list>
            <text:list-item>
              <text:p text:style-name="P45">marketing of corporate image, products, and services<text:line-break/><text:span text:style-name="T34">এখানে ইন্টারনেটকে ব্যবহার করা হয় বিজ্ঞাপনের কাজে</text:span></text:p>
            </text:list-item>
            <text:list-item>
              <text:p text:style-name="P45">Business-to-consumer (B2C)<text:line-break/><text:span text:style-name="T35">কাস্টমারকে ইন্টারনেটভিত্তিক সার্ভিস প্রদান - amazon</text:span></text:p>
            </text:list-item>
            <text:list-item>
              <text:p text:style-name="P45">Business-to-business (B2B)<text:line-break/><text:span text:style-name="T35">পুরো ব্যবসাকেই টেকনোলোজি ভিত্তিক করে গড়ে তোলা</text:span></text:p>
            </text:list-item>
          </text:list>
        </text:list-item>
        <text:list-item>
          <text:p text:style-name="P44">Security and Privacy</text:p>
        </text:list-item>
        <text:list-item>
          <text:p text:style-name="P44">Collaboration and Partnership</text:p>
        </text:list-item>
        <text:list-item>
          <text:p text:style-name="P44">Knowledge Asset Management</text:p>
        </text:list-item>
        <text:list-item>
          <text:p text:style-name="P44">Continuous Improvement and Total Quality Management</text:p>
        </text:list-item>
        <text:list-item>
          <text:p text:style-name="P44">Business Process Redesign</text:p>
        </text:list-item>
      </text:list>
      <text:h text:style-name="P46" text:outline-level="3"><text:bookmark-start text:name="__RefHeading___Toc519_1689158709"/><text:span text:style-name="T36">Technology</text:span> Drivers – for information system<text:bookmark-end text:name="__RefHeading___Toc519_1689158709"/></text:h>
      <text:list text:style-name="L8">
        <text:list-item>
          <text:p text:style-name="P47">Networks and the Internet</text:p>
        </text:list-item>
        <text:list-item>
          <text:p text:style-name="P47">Mobile and Wireless Technologies</text:p>
        </text:list-item>
        <text:list-item>
          <text:p text:style-name="P47">Object Technologies</text:p>
        </text:list-item>
        <text:list-item>
          <text:p text:style-name="P47">Collaborative Technologies</text:p>
        </text:list-item>
        <text:list-item>
          <text:p text:style-name="P47">Enterprise Applications</text:p>
          <text:list>
            <text:list-item>
              <text:p text:style-name="P47">Enterprise Resource Planning (ERP) – a software application that fully integrates information systems that span most or all of the basic, core business functions.<text:line-break/><text:span text:style-name="T37">এখানে একটা কমন ডেটাবেজ থাকবে</text:span></text:p>
            </text:list-item>
            <text:list-item>
              <text:p text:style-name="P47">Supply Chain Management (SCM) – a software application that optimizes business processes for raw material procurement through finished product distribution by <text:soft-page-break/>directly integrating the logistical information systems of organizations with those of their suppliers and distributors.</text:p>
            </text:list-item>
            <text:list-item>
              <text:p text:style-name="P47">Customer Relationship Management (CRM) – a software application that provides customers with access to a business’s processes from initial inquiry through postsale service and support.</text:p>
            </text:list-item>
            <text:list-item>
              <text:p text:style-name="P47">Enterprise Application Integration (EAI) – the process and technologies used to link applications to support the flow of data and information between those applications.</text:p>
            </text:list-item>
            <text:list-item>
              <text:p text:style-name="P47">Middleware – software (usually purchased) used to translate and route data between different applications.</text:p>
            </text:list-item>
          </text:list>
        </text:list-item>
      </text:list>
      <text:h text:style-name="Heading_20_3" text:outline-level="3"><text:bookmark-start text:name="__RefHeading___Toc521_1689158709"/>A Simple System Development Process<text:bookmark-end text:name="__RefHeading___Toc521_1689158709"/></text:h>
      <text:p text:style-name="Text_20_body">System development process – a set of activities, methods, best practices, deliverables, and automated tools that stakeholders use to develop and maintain information systems and software.</text:p>
      <text:p text:style-name="Text_20_body"/>
      <text:h text:style-name="Heading_20_4" text:outline-level="4"><text:bookmark-start text:name="__RefHeading___Toc523_1689158709"/>A general problem-solving approach<text:bookmark-end text:name="__RefHeading___Toc523_1689158709"/></text:h>
      <text:list text:style-name="L9">
        <text:list-item>
          <text:p text:style-name="P48">Identify the problem.</text:p>
        </text:list-item>
        <text:list-item>
          <text:p text:style-name="P48">Analyze and understand the problem.</text:p>
        </text:list-item>
        <text:list-item>
          <text:p text:style-name="P48">Identify solution requirements or expectations.</text:p>
        </text:list-item>
        <text:list-item>
          <text:p text:style-name="P48">Identify alternative solutions and choose the “best” course of action.</text:p>
        </text:list-item>
        <text:list-item>
          <text:p text:style-name="P48">Design the chosen solution.</text:p>
        </text:list-item>
        <text:list-item>
          <text:p text:style-name="P48">Implement the chosen solution.</text:p>
        </text:list-item>
        <text:list-item>
          <text:p text:style-name="P48">Evaluate the results. If the problem is not solved, return to step 1 or 2 as appropriate.</text:p>
        </text:list-item>
      </text:list>
      <text:p text:style-name="P49"/>
      <text:h text:style-name="Heading_20_4" text:outline-level="4"><text:bookmark-start text:name="__RefHeading___Toc525_1689158709"/>Overview<text:bookmark-end text:name="__RefHeading___Toc525_1689158709"/></text:h>
      <text:list text:style-name="L10">
        <text:list-item>
          <text:p text:style-name="P50">System initiation – the initial planning for a project to define initial business scope, goals, schedule, and budget.</text:p>
        </text:list-item>
        <text:list-item>
          <text:p text:style-name="P50">System analysis – the study of a business problem domain to recommend improvements and specify the business requirements and priorities for the solution.</text:p>
        </text:list-item>
        <text:list-item>
          <text:p text:style-name="P50">System design – the specification or construction of a technical, computer-based solution for the business requirements identified in a system analysis.</text:p>
        </text:list-item>
        <text:list-item>
          <text:p text:style-name="P50">System implementation – the construction, installation, testing, and delivery of a system into production.</text:p>
        </text:list-item>
        <text:list-item>
          <text:p text:style-name="P50">Project management – the activity of defining, planning, directing, monitoring, and controlling a project to develop an acceptable system within the allotted time and budget.</text:p>
        </text:list-item>
        <text:list-item>
          <text:p text:style-name="P50">Process management – the ongoing activity that defines, improves, and coordinates the use of an organization’s chosen methodology (the “process”) and standards for all system development projects.</text:p>
        </text:list-item>
      </text:list>
      <text:p text:style-name="P51"/>
      <text:h text:style-name="P52" text:outline-level="2">Review Questions</text:h>
      <text:list text:style-name="L11">
        <text:list-item>
          <text:p text:style-name="P53">Why are information systems (IS) essential in organizations? <text:span text:style-name="T38">LLM</text:span></text:p>
        </text:list-item>
        <text:list-item>
          <text:p text:style-name="P53">Why do systems analysts need to know who the stakeholders are in the organization? <text:span text:style-name="T38">LLM</text:span></text:p>
        </text:list-item>
        <text:list-item>
          <text:p text:style-name="P53">Who are the typical stakeholders in an information system? What are their roles? <text:span text:style-name="T39">Players/ Stakeholder এর অংশটুকু</text:span></text:p>
        </text:list-item>
        <text:list-item>
          <text:p text:style-name="P53">Please explain what the consequences are if an information system lacks a system owner. <text:span text:style-name="T40">LLM</text:span></text:p>
        </text:list-item>
        <text:list-item>
          <text:p text:style-name="P53">What are the differences between internal users and external users? Give examples. <text:span text:style-name="T41">System users section</text:span></text:p>
        </text:list-item>
        <text:list-item>
          <text:p text:style-name="P53">What are the differences between the role of system analysts and the role of the rest of the stakeholders? <text:span text:style-name="T42">system analyst বাকিদের সাথে যোগাযোগের gap কম রাখে</text:span></text:p>
        </text:list-item>
        <text:list-item>
          <text:p text:style-name="P53">What kind of knowledge and skills should a system analyst possess? <text:span text:style-name="T43">check system analyst section</text:span></text:p>
        </text:list-item>
        <text:list-item>
          <text:p text:style-name="P53">In addition to the business and computing knowledge that system analysts should possess, what are the other essential skills that they need to effectively complete their jobs? <text:span text:style-name="T44">LLM</text:span></text:p>
        </text:list-item>
        <text:list-item>
          <text:p text:style-name="P53">Why are good interpersonal communication skills essential for system analysts? <text:span text:style-name="T45">LLM</text:span></text:p>
        </text:list-item>
        <text:list-item>
          <text:p text:style-name="P53">What are some of the business drivers for today’s information systems? <text:span text:style-name="T46">business driver part</text:span></text:p>
        </text:list-item>
        <text:list-item>
          <text:p text:style-name="P53">What are the differences between electronic commerce (e-commerce) and electronic business (e-business)? <text:span text:style-name="T47">LLM</text:span></text:p>
        </text:list-item>
        <text:list-item>
          <text:p text:style-name="P53">What are the differences between information and knowledge? <text:span text:style-name="T48">LLM</text:span></text:p>
        </text:list-item>
        <text:list-item>
          <text:p text:style-name="P53">What are the most important technology drivers for today’s information systems? <text:span text:style-name="T49">technology driver section</text:span><text:span text:style-name="T50"> </text:span></text:p>
        </text:list-item>
        <text:list-item>
          <text:p text:style-name="P53">What are the four steps in a system development process? What happens in each step?</text:p>
        </text:list-item>
        <text:list-item>
          <text:p text:style-name="P53">Why is system initiation essential in the system development process?</text:p>
        </text:list-item>
      </text:list>
      <text:p text:style-name="P51"/>
      <text:h text:style-name="Heading_20_2" text:outline-level="2">Problem exercise</text:h>
      <text:p text:style-name="P51">1. Assume you are a systems analyst who will be conducting a requirements analysis for an individually owned brick-and-mortar retail store with a point-of-sale system. Identify who the typical internal and external users might include.</text:p>
      <text:p text:style-name="P51"/>
      <text:p text:style-name="P51">2. Assume you are a systems analyst for a consulting company and have been asked to assist the chief executive officer (CEO) of a regional bank. The bank recently implemented a plan to reduce the number of staff, including loan officers, as a strat-egy to maintain profitability. Subsequently, the bank has experienced chronic problems with backlogged loan requests because of the limited number of loan officers who are able to review and approve or disapprove loans. The CEO of the bank is interested in solutions that would <text:soft-page-break/>allow the approval process to move faster without in-creasing the number of loan officers, and has engaged your company to come up with sugges tions. What is one type of system that you might recommend to the bank?</text:p>
      <text:p text:style-name="P51"></text:p>
      <text:p text:style-name="P51">3. How do communication and collaboration sys tems improve efficiency and effectiveness? What are some of the communication and collaboration systems that are being used by an increasing number of organizations?</text:p>
      <text:p text:style-name="P51"></text:p>
      <text:p text:style-name="P51">4. Identify the type of information system that cleri-cal workers in an organization would typically use and why.</text:p>
      <text:p text:style-name="P51"></text:p>
      <text:p text:style-name="P51">5. As information systems increase in complexity and comprehensiveness, ethical issues regarding accessing and using data from these systems are also increasing. What are some of these ethical issues?</text:p>
      <text:p text:style-name="P51"></text:p>
      <text:p text:style-name="P51">6. What are business to consumer (B2C) and busi-ness to business (B2B) Web applications, and what are some examples of each type?</text:p>
      <text:p text:style-name="P51"></text:p>
      <text:p text:style-name="P51">7. While system development processes and methodologies can vary greatly, identify and briefly explain the "generic" phases of the system development process that are described in the textbook and which must be completed for any project. You are a contractor with a systems inte gration company.</text:p>
      <text:p text:style-name="P51"></text:p>
      <text:p text:style-name="P51">8. Your company has a contract with a local firm to link all of their systems so they can transpar-ently work together. Their applications include a number of existing legacy systems, which were built at different times by different devel-opers using a variety of languages and plat-forms, as well as several newer contemporary applications. What is the term for this type of linking? What type of tool would you most likely use, and what are some examples of these tools?</text:p>
      <text:p text:style-name="P51"></text:p>
      <text:p text:style-name="P51">9. Your company has asked you to develop a new Web-based system to replace its existing legacy system. There will be very little change in business requirements and functionality from the existing legacy system. Suggest which system development process you might use and why.</text:p>
      <text:p text:style-name="P51"></text:p>
      <text:p text:style-name="P51">10. You recently joined a retail sales company which has recently bought out and assimilated a com mercial industrial supply house. You have been asked to lead a project to develop a consolidated inventory-tracking system. Suggest which system development process you might use and why.</text:p>
      <text:p text:style-name="P51"></text:p>
      <text:p text:style-name="P51">11. Your company president sits down beside you just before a meeting is to begin and tells you that people keep saying the customer needs to install a CRM, but doesn't really know <text:soft-page-break/>what it is. The company president then asks you to explain it in nontechnical terms in the next 30 seconds.</text:p>
      <text:p text:style-name="P51"></text:p>
      <text:p text:style-name="P51">12. Industry studies indicate that mobile and wireless technology has become one of the major technol-ogy drivers for designing new information sys-tems. Why is this the case and what is the impact?</text:p>
      <text:p text:style-name="P51"></text:p>
      <text:p text:style-name="P51">13. Briefly explain the impact of Web services on Web development. Give some examples of Web services.</text:p>
      <text:p text:style-name="P51"></text:p>
      <text:p text:style-name="P51">14. Identify in which phase of the development process the following activities belong:</text:p>
      <text:p text:style-name="P51">a. Development of the technical blueprint or de sign document.</text:p>
      <text:p text:style-name="P51">b. Project scheduling.</text:p>
      <text:p text:style-name="P51">c. Integration testing.</text:p>
      <text:p text:style-name="P51">d. Interviewing system users to define business requirements.</text:p>
      <text:p text:style-name="P51"></text:p>
      <text:p text:style-name="P51">15. What are the two most important advantages of object-oriented software technologies over structured software technologie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L Dishani" svg:font-family="'BL Dishani'" style:font-pitch="variable"/>
    <style:font-face style:name="Comic Sans MS" svg:font-family="'Comic Sans MS'" style:font-family-generic="script"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Nerd Font2" fo:font-family="'Ubuntu Nerd Font'"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Ubuntu Nerd Font1" fo:font-family="'Ubuntu Nerd Font'"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0.06pt solid #00000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2T15:38:48.571319133</meta:creation-date>
    <dc:date>2025-05-02T19:23:48.678450370</dc:date>
    <meta:editing-duration>PT2H26M29S</meta:editing-duration>
    <meta:editing-cycles>83</meta:editing-cycles>
    <meta:generator>LibreOffice/25.2.3.2$Linux_X86_64 LibreOffice_project/520$Build-2</meta:generator>
    <meta:document-statistic meta:table-count="0" meta:image-count="0" meta:object-count="0" meta:page-count="10" meta:paragraph-count="205" meta:word-count="2290" meta:character-count="14766" meta:non-whitespace-character-count="12671"/>
  </office:meta>
</office:document-meta>
</file>